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tyle="normal" style:text-underline-style="none" fo:font-weight="normal" officeooo:rsid="0054afe4" officeooo:paragraph-rsid="0054afe4" style:font-style-asian="normal" style:font-weight-asian="normal" style:font-style-complex="normal" style:font-weight-complex="normal"/>
    </style:style>
    <style:style style:name="P2" style:family="paragraph" style:parent-style-name="Text_20_body" style:list-style-name="L2">
      <style:text-properties fo:font-style="normal" style:text-underline-style="none" fo:font-weight="normal" officeooo:rsid="00555cb8" officeooo:paragraph-rsid="00555cb8" style:font-style-asian="normal" style:font-weight-asian="normal" style:font-style-complex="normal" style:font-weight-complex="normal"/>
    </style:style>
    <style:style style:name="P3" style:family="paragraph" style:parent-style-name="Text_20_body" style:list-style-name="L2">
      <style:text-properties fo:font-style="normal" style:text-underline-style="none" fo:font-weight="normal" officeooo:rsid="00563008" officeooo:paragraph-rsid="00563008" style:font-style-asian="normal" style:font-weight-asian="normal" style:font-style-complex="normal" style:font-weight-complex="normal"/>
    </style:style>
    <style:style style:name="P4" style:family="paragraph" style:parent-style-name="Text_20_body" style:list-style-name="L2">
      <style:text-properties fo:font-style="normal" style:text-underline-style="none" fo:font-weight="normal" officeooo:rsid="005829e1" officeooo:paragraph-rsid="005829e1" style:font-style-asian="normal" style:font-weight-asian="normal" style:font-style-complex="normal" style:font-weight-complex="normal"/>
    </style:style>
    <style:style style:name="P5" style:family="paragraph" style:parent-style-name="Text_20_body" style:list-style-name="L3">
      <style:text-properties fo:font-style="normal" style:text-underline-style="none" fo:font-weight="normal" officeooo:rsid="005a09c4" officeooo:paragraph-rsid="005a09c4" style:font-style-asian="normal" style:font-weight-asian="normal" style:font-style-complex="normal" style:font-weight-complex="normal"/>
    </style:style>
    <style:style style:name="P6" style:family="paragraph" style:parent-style-name="Heading_20_1">
      <style:text-properties fo:font-style="normal" style:text-underline-style="none" fo:font-weight="normal" officeooo:rsid="0054afe4" officeooo:paragraph-rsid="0054afe4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Voix active/passive</text:h>
      <text:h text:style-name="Heading_20_2" text:outline-level="2">1. Dites si les verbes des phrases sont à la voix active ou à la voix passive.</text:h>
      <text:list xml:id="list4667906553354888037" text:style-name="L1">
        <text:list-item>
          <text:p text:style-name="P1">Ont été réintroduits : voix passive</text:p>
        </text:list-item>
        <text:list-item>
          <text:p text:style-name="P1">Affirment : vx active<text:line-break/>ont été attaqués : vx passive</text:p>
        </text:list-item>
        <text:list-item>
          <text:p text:style-name="P1">sont arrivés : vx active</text:p>
        </text:list-item>
        <text:list-item>
          <text:p text:style-name="P1">sont récompensés : vx passive</text:p>
        </text:list-item>
        <text:list-item>
          <text:p text:style-name="P1">est monté : vx active</text:p>
        </text:list-item>
        <text:list-item>
          <text:p text:style-name="P1">est rentré : vx active</text:p>
        </text:list-item>
        <text:list-item>
          <text:p text:style-name="P1">est offerte : vx passive</text:p>
        </text:list-item>
        <text:list-item>
          <text:p text:style-name="P1">est mort : vx active</text:p>
        </text:list-item>
      </text:list>
      <text:h text:style-name="Heading_20_2" text:outline-level="2">2. Transformez les phrases à la voix passive ; vous conserverez le même temps et soulignez les compléments d'agent éventuels.</text:h>
      <text:list xml:id="list407985335330814333" text:style-name="L2">
        <text:list-item>
          <text:p text:style-name="P2">Cette maisonette a été occupée <text:span text:style-name="T1">par une aimable vieille</text:span> dame pendant de longues années.</text:p>
        </text:list-item>
        <text:list-item>
          <text:p text:style-name="P2">Les bureaux seront réaménagés pendant les vacances.</text:p>
        </text:list-item>
        <text:list-item>
          <text:p text:style-name="P2">Les traces de pas avaient été effacées <text:span text:style-name="T1">par la pluie</text:span>.</text:p>
        </text:list-item>
        <text:list-item>
          <text:p text:style-name="P3">Les musées sont assiduement fréquentés <text:span text:style-name="T1">par le public</text:span>.</text:p>
        </text:list-item>
        <text:list-item>
          <text:p text:style-name="P3">Des lettres jaunies furent découvertes dans le grenier <text:span text:style-name="T1">par les nouveaux propriétaires</text:span>.</text:p>
        </text:list-item>
        <text:list-item>
          <text:p text:style-name="P4">Le feu était attisé <text:span text:style-name="T1">par le vent</text:span>.</text:p>
        </text:list-item>
      </text:list>
      <text:h text:style-name="Heading_20_2" text:outline-level="2">3. Transposez les phrases suivantes à la <text:s/>voix active, vous concervez le même temps.</text:h>
      <text:list xml:id="list3468658666863488389" text:style-name="L3">
        <text:list-item>
          <text:p text:style-name="P5">Les organisateurs du rallye ont donné des renseignements très précis.</text:p>
        </text:list-item>
        <text:list-item>
          <text:p text:style-name="P5">Aujourd'hui, une légère brume voile le panorama.</text:p>
        </text:list-item>
        <text:list-item>
          <text:p text:style-name="P5"><text:soft-page-break/>En 1630, on avait dérobé le tableau « fruits et capucines ».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5T08:54:11.354109793</dc:date>
    <meta:editing-duration>PT6H12M38S</meta:editing-duration>
    <meta:editing-cycles>62</meta:editing-cycles>
    <meta:generator>LibreOffice/5.0.4.2$Linux_X86_64 LibreOffice_project/00m0$Build-2</meta:generator>
    <meta:document-statistic meta:table-count="0" meta:image-count="0" meta:object-count="0" meta:page-count="2" meta:paragraph-count="22" meta:word-count="204" meta:character-count="1105" meta:non-whitespace-character-count="939"/>
  </office:meta>
</office:document-meta>
</file>